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63in" svg:height="3.5437in" svg:x="2.6787in" svg:y="13.6173in">
            <draw:object draw:notify-on-update-of-ranges="Sheet1.A1:Sheet1.A1 Sheet1.A2:Sheet1.A27 Sheet1.B1:Sheet1.B1 Sheet1.B2:Sheet1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4988in" svg:height="3.5437in" svg:x="1.9339in" svg:y="10.1217in">
            <draw:object draw:notify-on-update-of-ranges="Sheet1.D1:Sheet1.D1 Sheet1.D2:Sheet1.D53 Sheet1.E1:Sheet1.E1 Sheet1.E2:Sheet1.E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.3906in" svg:height="3.5437in" svg:x="1.6697in" svg:y="10.5961in">
            <draw:object draw:notify-on-update-of-ranges="Sheet1.G1:Sheet1.G1 Sheet1.G2:Sheet1.G53 Sheet1.H1:Sheet1.H1 Sheet1.H2:Sheet1.H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4925in" svg:height="3.5437in" svg:x="1.6457in" svg:y="10.3949in">
            <draw:object draw:notify-on-update-of-ranges="Sheet1.J1:Sheet1.J1 Sheet1.J2:Sheet1.J53 Sheet1.K1:Sheet1.K1 Sheet1.K2:Sheet1.K5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1.7232in" svg:height="3.5429in" svg:x="0.5291in" svg:y="10.8846in">
            <draw:object draw:notify-on-update-of-ranges="Sheet1.M1:Sheet1.M1 Sheet1.M2:Sheet1.M53 Sheet1.N1:Sheet1.N1 Sheet1.N2:Sheet1.N5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6" draw:style-name="gr1" draw:text-style-name="P1" svg:width="12.8768in" svg:height="3.5441in" svg:x="2.9425in" svg:y="10.8094in">
            <draw:object draw:notify-on-update-of-ranges="Sheet1.S1:Sheet1.S1 Sheet1.S2:Sheet1.S53 Sheet1.T1:Sheet1.T1 Sheet1.T2:Sheet1.T5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lphabe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T0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T1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T2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T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T4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T5</text:p>
          </table:table-cell>
          <table:covered-table-cell/>
        </table:table-row>
        <table:table-row table:style-name="ro1">
          <table:table-cell office:value-type="string" calcext:value-type="string">
            <text:p>A </text:p>
          </table:table-cell>
          <table:table-cell office:value-type="float" office:value="8.12" calcext:value-type="float">
            <text:p>8.12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.13" calcext:value-type="float">
            <text:p>4.1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B 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0.74" calcext:value-type="float">
            <text:p>10.7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3.69" calcext:value-type="float">
            <text:p>13.69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float" office:value="4.32" calcext:value-type="float">
            <text:p>4.32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9.09" calcext:value-type="float">
            <text:p>9.0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E </text:p>
          </table:table-cell>
          <table:table-cell office:value-type="float" office:value="12.02" calcext:value-type="float">
            <text:p>12.02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string" calcext:value-type="string">
            <text:p>G </text:p>
          </table:table-cell>
          <table:table-cell office:value-type="float" office:value="2.03" calcext:value-type="float">
            <text:p>2.03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string" calcext:value-type="string">
            <text:p>H </text:p>
          </table:table-cell>
          <table:table-cell office:value-type="float" office:value="5.92" calcext:value-type="float">
            <text:p>5.92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 </text:p>
          </table:table-cell>
          <table:table-cell office:value-type="float" office:value="7.31" calcext:value-type="float">
            <text:p>7.31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5.79" calcext:value-type="float">
            <text:p>5.79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4.05" calcext:value-type="float">
            <text:p>14.05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3.28" calcext:value-type="float">
            <text:p>13.28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J 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5.29" calcext:value-type="float">
            <text:p>15.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.79" calcext:value-type="float">
            <text:p>5.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K 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3.22" calcext:value-type="float">
            <text:p>13.22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8.68" calcext:value-type="float">
            <text:p>8.68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L 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.09" calcext:value-type="float">
            <text:p>9.0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.71" calcext:value-type="float">
            <text:p>8.7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string" calcext:value-type="string">
            <text:p>M 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office:value-type="string" calcext:value-type="string">
            <text:p>N 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float" office:value="7.68" calcext:value-type="float">
            <text:p>7.6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5.29" calcext:value-type="float">
            <text:p>15.2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string" calcext:value-type="string">
            <text:p>Q 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float" office:value="6.02" calcext:value-type="float">
            <text:p>6.02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float" office:value="6.28" calcext:value-type="float">
            <text:p>6.2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9.92" calcext:value-type="float">
            <text:p>9.9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1.16" calcext:value-type="float">
            <text:p>11.1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0.79" calcext:value-type="float">
            <text:p>10.7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string" calcext:value-type="string">
            <text:p>T 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8.26" calcext:value-type="float">
            <text:p>8.26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float" office:value="2.88" calcext:value-type="float">
            <text:p>2.88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4.46" calcext:value-type="float">
            <text:p>14.46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6.22" calcext:value-type="float">
            <text:p>6.22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 </text:p>
          </table:table-cell>
          <table:table-cell office:value-type="float" office:value="2.09" calcext:value-type="float">
            <text:p>2.09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9.96" calcext:value-type="float">
            <text:p>9.96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.13" calcext:value-type="float">
            <text:p>4.1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 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.09" calcext:value-type="float">
            <text:p>9.09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string" calcext:value-type="string">
            <text:p>Z 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.13" calcext:value-type="float">
            <text:p>4.1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10.74" calcext:value-type="float">
            <text:p>10.74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3.69" calcext:value-type="float">
            <text:p>13.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9.09" calcext:value-type="float">
            <text:p>9.09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.49" calcext:value-type="float">
            <text:p>2.49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float" office:value="5.79" calcext:value-type="float">
            <text:p>5.79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4.05" calcext:value-type="float">
            <text:p>14.05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3.28" calcext:value-type="float">
            <text:p>13.28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</text:p>
          </table:table-cell>
          <table:table-cell office:value-type="float" office:value="15.29" calcext:value-type="float">
            <text:p>15.2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.79" calcext:value-type="float">
            <text:p>5.79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string" calcext:value-type="string">
            <text:p>J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3.22" calcext:value-type="float">
            <text:p>13.22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8.68" calcext:value-type="float">
            <text:p>8.68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</text:p>
          </table:table-cell>
          <table:table-cell office:value-type="float" office:value="2.07" calcext:value-type="float">
            <text:p>2.0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.09" calcext:value-type="float">
            <text:p>9.0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.71" calcext:value-type="float">
            <text:p>8.7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6.64" calcext:value-type="float">
            <text:p>6.64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7.88" calcext:value-type="float">
            <text:p>7.8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4.55" calcext:value-type="float">
            <text:p>4.55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5.29" calcext:value-type="float">
            <text:p>15.2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3.73" calcext:value-type="float">
            <text:p>3.73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Q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.37" calcext:value-type="float">
            <text:p>5.37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4.56" calcext:value-type="float">
            <text:p>4.56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float" office:value="9.92" calcext:value-type="float">
            <text:p>9.9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1.16" calcext:value-type="float">
            <text:p>11.1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0.79" calcext:value-type="float">
            <text:p>10.7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float" office:value="8.26" calcext:value-type="float">
            <text:p>8.26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.66" calcext:value-type="float">
            <text:p>1.66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6.61" calcext:value-type="float">
            <text:p>6.61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.49" calcext:value-type="float">
            <text:p>2.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4.46" calcext:value-type="float">
            <text:p>14.46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6.22" calcext:value-type="float">
            <text:p>6.22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7.02" calcext:value-type="float">
            <text:p>7.02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9.96" calcext:value-type="float">
            <text:p>9.96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float" office:value="3.72" calcext:value-type="float">
            <text:p>3.72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.65" calcext:value-type="float">
            <text:p>1.6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4.13" calcext:value-type="float">
            <text:p>4.13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</text:p>
          </table:table-cell>
          <table:table-cell office:value-type="float" office:value="9.09" calcext:value-type="float">
            <text:p>9.09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3.31" calcext:value-type="float">
            <text:p>3.3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.15" calcext:value-type="float">
            <text:p>4.1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office:value-type="float" office:value="2.89" calcext:value-type="float">
            <text:p>2.89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 table:number-rows-repeated="7">
          <table:table-cell table:number-columns-repeated="20"/>
        </table:table-row>
        <table:table-row table:style-name="ro1">
          <table:table-cell/>
          <table:table-cell>
            <draw:frame draw:z-index="5" draw:style-name="gr1" draw:text-style-name="P1" svg:width="12.3724in" svg:height="3.5437in" svg:x="0.7445in" svg:y="0.1433in">
              <draw:object draw:notify-on-update-of-ranges="Sheet1.P2:Sheet1.P53 Sheet1.Q1:Sheet1.Q1 Sheet1.Q2:Sheet1.Q5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C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22:58:46.832114508</meta:creation-date>
    <dc:date>2025-09-25T23:48:15.431631990</dc:date>
    <meta:editing-duration>PT18M23S</meta:editing-duration>
    <meta:editing-cycles>1</meta:editing-cycles>
    <meta:document-statistic meta:table-count="1" meta:cell-count="683" meta:object-count="7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bar" chart:style-name="ch1">
        <chart:title svg:x="7.039cm" svg:y="0.316cm" chart:style-name="ch2">
          <text:p>Alphabet</text:p>
        </chart:title>
        <chart:plot-area chart:style-name="ch3" table:cell-range-address="Sheet1.A1:Sheet1.B27" chart:data-source-has-labels="both" svg:x="0.32cm" svg:y="1.275cm" svg:width="15.379cm" svg:height="7.547cm">
          <chart:coordinate-region svg:x="0.941cm" svg:y="1.475cm" svg:width="14.758cm" svg:height="6.7cm"/>
          <chart:axis chart:dimension="x" chart:name="primary-x" chart:style-name="ch4" chartooo:axis-type="auto">
            <chartooo:date-scale/>
            <chart:categories table:cell-range-address="Sheet1.A2:Sheet1.A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7" chart:label-cell-address="Sheet1.B1:Sheet1.B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 </text:p>
                <draw:g>
                  <svg:desc>Sheet1.A2:Sheet1.A27</svg:desc>
                </draw:g>
              </table:table-cell>
              <table:table-cell office:value-type="float" office:value="8.12">
                <text:p>8.12</text:p>
                <draw:g>
                  <svg:desc>Sheet1.B2:Sheet1.B27</svg:desc>
                </draw:g>
              </table:table-cell>
            </table:table-row>
            <table:table-row>
              <table:table-cell office:value-type="string">
                <text:p>B 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 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string">
                <text:p>D 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E </text:p>
              </table:table-cell>
              <table:table-cell office:value-type="float" office:value="12.02">
                <text:p>12.02</text:p>
              </table:table-cell>
            </table:table-row>
            <table:table-row>
              <table:table-cell office:value-type="string">
                <text:p>F 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G 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H </text:p>
              </table:table-cell>
              <table:table-cell office:value-type="float" office:value="5.92">
                <text:p>5.92</text:p>
              </table:table-cell>
            </table:table-row>
            <table:table-row>
              <table:table-cell office:value-type="string">
                <text:p>I 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J 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K 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L 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M 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N 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O </text:p>
              </table:table-cell>
              <table:table-cell office:value-type="float" office:value="7.68">
                <text:p>7.68</text:p>
              </table:table-cell>
            </table:table-row>
            <table:table-row>
              <table:table-cell office:value-type="string">
                <text:p>P 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Q 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R 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S 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string">
                <text:p>T 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U </text:p>
              </table:table-cell>
              <table:table-cell office:value-type="float" office:value="2.88">
                <text:p>2.88</text:p>
              </table:table-cell>
            </table:table-row>
            <table:table-row>
              <table:table-cell office:value-type="string">
                <text:p>V 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W 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X 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Y 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Z </text:p>
              </table:table-cell>
              <table:table-cell office:value-type="float" office:value="0.07">
                <text:p>0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68cm" svg:height="9.002cm" xlink:href=".." xlink:type="simple" chart:class="chart:bar" chart:style-name="ch1">
        <chart:title svg:x="12.999cm" svg:y="0.316cm" chart:style-name="ch2">
          <text:p>T0</text:p>
        </chart:title>
        <chart:plot-area chart:style-name="ch3" table:cell-range-address="Sheet1.D1:Sheet1.E53" chart:data-source-has-labels="both" svg:x="0.533cm" svg:y="1.275cm" svg:width="25.602cm" svg:height="7.547cm">
          <chart:coordinate-region svg:x="1.154cm" svg:y="1.474cm" svg:width="24.981cm" svg:height="6.701cm"/>
          <chart:axis chart:dimension="x" chart:name="primary-x" chart:style-name="ch4" chartooo:axis-type="auto">
            <chartooo:date-scale/>
            <chart:categories table:cell-range-address="Sheet1.D2:Sheet1.D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53" chart:label-cell-address="Sheet1.E1:Sheet1.E1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D2:Sheet1.D53</svg:desc>
                </draw:g>
              </table:table-cell>
              <table:table-cell office:value-type="float" office:value="0.41">
                <text:p>0.41</text:p>
                <draw:g>
                  <svg:desc>Sheet1.E2:Sheet1.E5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2.89">
                <text:p>2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393cm" svg:height="9.002cm" xlink:href=".." xlink:type="simple" chart:class="chart:bar" chart:style-name="ch1">
        <chart:title svg:x="12.861cm" svg:y="0.316cm" chart:style-name="ch2">
          <text:p>T1</text:p>
        </chart:title>
        <chart:plot-area chart:style-name="ch3" table:cell-range-address="Sheet1.G1:Sheet1.H53" chart:data-source-has-labels="both" svg:x="0.527cm" svg:y="1.275cm" svg:width="25.339cm" svg:height="7.547cm">
          <chart:coordinate-region svg:x="1.148cm" svg:y="1.474cm" svg:width="24.718cm" svg:height="6.701cm"/>
          <chart:axis chart:dimension="x" chart:name="primary-x" chart:style-name="ch4" chartooo:axis-type="auto">
            <chartooo:date-scale/>
            <chart:categories table:cell-range-address="Sheet1.G2:Sheet1.G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53" chart:label-cell-address="Sheet1.H1:Sheet1.H1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G2:Sheet1.G53</svg:desc>
                </draw:g>
              </table:table-cell>
              <table:table-cell office:value-type="float" office:value="0">
                <text:p>0</text:p>
                <draw:g>
                  <svg:desc>Sheet1.H2:Sheet1.H5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14.46">
                <text:p>14.46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7.44">
                <text:p>7.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732cm" svg:height="9.002cm" xlink:href=".." xlink:type="simple" chart:class="chart:bar" chart:style-name="ch1">
        <chart:title svg:x="15.531cm" svg:y="0.316cm" chart:style-name="ch2">
          <text:p>T2</text:p>
        </chart:title>
        <chart:plot-area chart:style-name="ch3" table:cell-range-address="Sheet1.J1:Sheet1.K53" chart:data-source-has-labels="both" svg:x="0.634cm" svg:y="1.275cm" svg:width="30.464cm" svg:height="7.547cm">
          <chart:coordinate-region svg:x="1.255cm" svg:y="1.474cm" svg:width="29.843cm" svg:height="6.701cm"/>
          <chart:axis chart:dimension="x" chart:name="primary-x" chart:style-name="ch4" chartooo:axis-type="auto">
            <chartooo:date-scale/>
            <chart:categories table:cell-range-address="Sheet1.J2:Sheet1.J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53" chart:label-cell-address="Sheet1.K1:Sheet1.K1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J2:Sheet1.J53</svg:desc>
                </draw:g>
              </table:table-cell>
              <table:table-cell office:value-type="float" office:value="4.13">
                <text:p>4.13</text:p>
                <draw:g>
                  <svg:desc>Sheet1.K2:Sheet1.K5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6.61">
                <text:p>6.6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778cm" svg:height="9cm" xlink:href=".." xlink:type="simple" chart:class="chart:bar" chart:style-name="ch1">
        <chart:title svg:x="14.554cm" svg:y="0.316cm" chart:style-name="ch2">
          <text:p>T3</text:p>
        </chart:title>
        <chart:plot-area chart:style-name="ch3" table:cell-range-address="Sheet1.M1:Sheet1.N53" chart:data-source-has-labels="both" svg:x="0.595cm" svg:y="1.275cm" svg:width="28.588cm" svg:height="7.545cm">
          <chart:coordinate-region svg:x="1.216cm" svg:y="1.474cm" svg:width="27.967cm" svg:height="6.699cm"/>
          <chart:axis chart:dimension="x" chart:name="primary-x" chart:style-name="ch4" chartooo:axis-type="auto">
            <chartooo:date-scale/>
            <chart:categories table:cell-range-address="Sheet1.M2:Sheet1.M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2:Sheet1.N53" chart:label-cell-address="Sheet1.N1:Sheet1.N1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M2:Sheet1.M53</svg:desc>
                </draw:g>
              </table:table-cell>
              <table:table-cell office:value-type="float" office:value="0.41">
                <text:p>0.41</text:p>
                <draw:g>
                  <svg:desc>Sheet1.N2:Sheet1.N5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10.74">
                <text:p>10.7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15.29">
                <text:p>15.29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7.02">
                <text:p>7.02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1.24">
                <text:p>1.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27cm" svg:height="9.002cm" xlink:href=".." xlink:type="simple" chart:class="chart:bar" chart:style-name="ch1">
        <chart:title svg:x="15.378cm" svg:y="0.316cm" chart:style-name="ch2">
          <text:p>T4</text:p>
        </chart:title>
        <chart:plot-area chart:style-name="ch3" table:cell-range-address="Sheet1.P1:Sheet1.Q53" chart:data-source-has-labels="both" svg:x="0.628cm" svg:y="1.275cm" svg:width="30.171cm" svg:height="7.547cm">
          <chart:coordinate-region svg:x="1.249cm" svg:y="1.475cm" svg:width="29.55cm" svg:height="6.7cm"/>
          <chart:axis chart:dimension="x" chart:name="primary-x" chart:style-name="ch4" chartooo:axis-type="auto">
            <chartooo:date-scale/>
            <chart:categories table:cell-range-address="Sheet1.P2:Sheet1.P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Q2:Sheet1.Q53" chart:label-cell-address="Sheet1.Q1:Sheet1.Q1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P2:Sheet1.P53</svg:desc>
                </draw:g>
              </table:table-cell>
              <table:table-cell office:value-type="float" office:value="2.49">
                <text:p>2.49</text:p>
                <draw:g>
                  <svg:desc>Sheet1.Q2:Sheet1.Q5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13.28">
                <text:p>13.2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8.71">
                <text:p>8.7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10.79">
                <text:p>10.7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6.22">
                <text:p>6.2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708cm" svg:height="9.003cm" xlink:href=".." xlink:type="simple" chart:class="chart:bar" chart:style-name="ch1">
        <chart:title svg:x="16.019cm" svg:y="0.316cm" chart:style-name="ch2">
          <text:p>T5</text:p>
        </chart:title>
        <chart:plot-area chart:style-name="ch3" table:cell-range-address="Sheet1.S1:Sheet1.T53" chart:data-source-has-labels="both" svg:x="0.654cm" svg:y="1.275cm" svg:width="31.4cm" svg:height="7.548cm">
          <chart:coordinate-region svg:x="1.275cm" svg:y="1.474cm" svg:width="30.779cm" svg:height="6.702cm"/>
          <chart:axis chart:dimension="x" chart:name="primary-x" chart:style-name="ch4" chartooo:axis-type="auto">
            <chartooo:date-scale/>
            <chart:categories table:cell-range-address="Sheet1.S2:Sheet1.S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2:Sheet1.T53" chart:label-cell-address="Sheet1.T1:Sheet1.T1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Sheet1.S2:Sheet1.S53</svg:desc>
                </draw:g>
              </table:table-cell>
              <table:table-cell office:value-type="float" office:value="0.41">
                <text:p>0.41</text:p>
                <draw:g>
                  <svg:desc>Sheet1.T2:Sheet1.T53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3.69">
                <text:p>13.69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3.73">
                <text:p>3.73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6.64">
                <text:p>6.64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83">
                <text:p>0.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